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7.592cm"/>
    </style:style>
    <style:style style:name="co4" style:family="table-column">
      <style:table-column-properties fo:break-before="auto" style:column-width="4.71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ensor BoM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esig.</text:p>
          </table:table-cell>
          <table:table-cell table:style-name="ce3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5" office:value-type="string">
            <text:p>TSA P/N</text:p>
          </table:table-cell>
          <table:table-cell table:style-name="ce1" office:value-type="string">
            <text:p>Note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6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2,6</text:p>
          </table:table-cell>
          <table:table-cell office:value-type="float" office:value="2">
            <text:p>2</text:p>
          </table:table-cell>
          <table:table-cell office:value-type="string">
            <text:p>Cap Cer SM 100n 1206</text:p>
          </table:table-cell>
          <table:table-cell table:style-name="ce6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6" office:value-type="string">
            <text:p>CAP-1N-SM </text:p>
          </table:table-cell>
          <table:table-cell table:number-columns-repeated="1020"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47u 25V Radial</text:p>
          </table:table-cell>
          <table:table-cell table:style-name="ce6" office:value-type="string">
            <text:p>CAP-47U-E25V </text:p>
          </table:table-cell>
          <table:table-cell table:number-columns-repeated="1020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6" office:value-type="string">
            <text:p>DIO-1N4001-SM </text:p>
          </table:table-cell>
          <table:table-cell table:number-columns-repeated="1020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Zener 12V 6W</text:p>
          </table:table-cell>
          <table:table-cell table:style-name="ce7" office:value-type="string">
            <text:p>NON-STOCK</text:p>
          </table:table-cell>
          <table:table-cell office:value-type="string">
            <text:p>Rockby Stock No: 15707 Part No: 1N5349B Description: 12V 5W Zener Diode. </text:p>
          </table:table-cell>
          <table:table-cell table:number-columns-repeated="1019"/>
        </table:table-row>
        <table:table-row table:style-name="ro2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6" office:value-type="string">
            <text:p>DIO-BAT54C 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3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J13,14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J13,14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8" office:value-type="string">
            <text:p>Part No?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6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M1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office:value-type="string">
            <text:p>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M1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9" office:value-type="string">
            <text:p>CON-PHD-SKT-SS 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office:value-type="float" office:value="1">
            <text:p>1</text:p>
          </table:table-cell>
          <table:table-cell office:value-type="string">
            <text:p>Mod ADXL345 </text:p>
          </table:table-cell>
          <table:table-cell office:value-type="string">
            <text:p>IC-AXCL345-M</text:p>
          </table:table-cell>
          <table:table-cell office:value-type="string">
            <text:p>Mount with 2 way tape and thin tinned wire e.g stripped 26AWG, to main board. </text:p>
          </table:table-cell>
          <table:table-cell table:number-columns-repeated="1019"/>
        </table:table-row>
        <table:table-row table:style-name="ro2">
          <table:table-cell office:value-type="string">
            <text:p>PTC1</text:p>
          </table:table-cell>
          <table:table-cell office:value-type="float" office:value="1">
            <text:p>1</text:p>
          </table:table-cell>
          <table:table-cell office:value-type="string">
            <text:p>PTC resettable fuse 100mA SMD1206</text:p>
          </table:table-cell>
          <table:table-cell table:style-name="ce7" office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office:value-type="string">
            <text:p>R2,4,5,6,10</text:p>
          </table:table-cell>
          <table:table-cell office:value-type="float" office:value="4">
            <text:p>4</text:p>
          </table:table-cell>
          <table:table-cell office:value-type="string">
            <text:p>Res SM 3K3 1206</text:p>
          </table:table-cell>
          <table:table-cell table:style-name="ce6" office:value-type="string">
            <text:p>RES-3K3-SM1206 </text:p>
          </table:table-cell>
          <table:table-cell table:number-columns-repeated="1020"/>
        </table:table-row>
        <table:table-row table:style-name="ro2">
          <table:table-cell office:value-type="string">
            <text:p>R3,7,13,14,15,16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6" office:value-type="string">
            <text:p>RES-10K-SM1206 </text:p>
          </table:table-cell>
          <table:table-cell table:number-columns-repeated="1020"/>
        </table:table-row>
        <table:table-row table:style-name="ro2">
          <table:table-cell office:value-type="string">
            <text:p>R8,11</text:p>
          </table:table-cell>
          <table:table-cell office:value-type="float" office:value="2">
            <text:p>2</text:p>
          </table:table-cell>
          <table:table-cell office:value-type="string">
            <text:p>Res SM 680R 1206</text:p>
          </table:table-cell>
          <table:table-cell table:style-name="ce7" office:value-type="string">
            <text:p>NON-STOCK</text:p>
          </table:table-cell>
          <table:table-cell office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2">
          <table:table-cell office:value-type="string">
            <text:p>R9,12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6" office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IC SM AMS1117CS 5V</text:p>
          </table:table-cell>
          <table:table-cell table:style-name="ce8" office:value-type="string">
            <text:p>Part No?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4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sig.</text:p>
          </table:table-cell>
          <table:table-cell table:style-name="ce3" office:value-type="string">
            <text:p>Qty</text:p>
          </table:table-cell>
          <table:table-cell table:style-name="ce1" office:value-type="string">
            <text:p>Desc</text:p>
          </table:table-cell>
          <table:table-cell table:style-name="ce15" office:value-type="string">
            <text:p>TSA P/N</text:p>
          </table:table-cell>
          <table:table-cell table:style-name="ce1" office:value-type="string">
            <text:p>Build Note</text:p>
          </table:table-cell>
          <table:table-cell table:style-name="ce1" office:value-type="string">
            <text:p>Schematic Not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office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6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6" office:value-type="string">
            <text:p>CAP-100N-SM </text:p>
          </table:table-cell>
          <table:table-cell table:number-columns-repeated="1020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6" office:value-type="string">
            <text:p>CAP-10U-16V-SM1206 </text:p>
          </table:table-cell>
          <table:table-cell table:number-columns-repeated="1020"/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6" office:value-type="string">
            <text:p>CAP-1000U-E50V </text:p>
          </table:table-cell>
          <table:table-cell table:number-columns-repeated="1020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6" office:value-type="string">
            <text:p>CAP-1N-SM 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1</text:p>
          </table:table-cell>
          <table:table-cell table:style-name="ce12" office:value-type="float" office:value="1">
            <text:p>1</text:p>
          </table:table-cell>
          <table:table-cell table:style-name="ce10" office:value-type="string">
            <text:p>Diode SM 1N4001</text:p>
          </table:table-cell>
          <table:table-cell table:style-name="ce17" office:value-type="string">
            <text:p>DIO-1N4001-SM </text:p>
          </table:table-cell>
          <table:table-cell table:style-name="ce10"/>
          <table:table-cell table:style-name="ce10" office:value-type="string">
            <text:p>Replace value with 1N4001</text:p>
          </table:table-cell>
          <table:table-cell table:style-name="ce10"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6" office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J1</text:p>
          </table:table-cell>
          <table:table-cell table:style-name="ce12" office:value-type="float" office:value="1">
            <text:p>1</text:p>
          </table:table-cell>
          <table:table-cell table:style-name="ce10" office:value-type="string">
            <text:p>DC Inlet</text:p>
          </table:table-cell>
          <table:table-cell table:style-name="ce18" office:value-type="string">
            <text:p>CON-DC-SKT-PCB</text:p>
          </table:table-cell>
          <table:table-cell table:style-name="ce10"/>
          <table:table-cell table:style-name="ce10" office:value-type="string">
            <text:p>Add note “Fit J1 or J2'</text:p>
          </table:table-cell>
          <table:table-cell table:style-name="ce10" table:number-columns-repeated="1018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J3-DB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B9 RA Female</text:p>
          </table:table-cell>
          <table:table-cell table:style-name="ce18" office:value-type="string">
            <text:p>CON-DB9-SKT-RA-PCB</text:p>
          </table:table-cell>
          <table:table-cell table:style-name="ce10" office:value-type="string">
            <text:p>Fit J3-DB or J3-DIN</text:p>
          </table:table-cell>
          <table:table-cell table:style-name="ce10" office:value-type="string">
            <text:p>Add note “Fit J3-DB or J3-DIN'</text:p>
          </table:table-cell>
          <table:table-cell table:style-name="ce10" table:number-columns-repeated="1018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table:style-name="ce16" office:value-type="string">
            <text:p>CON-DIN8-SKTPCB </text:p>
          </table:table-cell>
          <table:table-cell office:value-type="string">
            <text:p>Fit J3-DB or J3-DIN</text:p>
          </table:table-cell>
          <table:table-cell table:number-columns-repeated="1019"/>
        </table:table-row>
        <table:table-row table:style-name="ro1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19" office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19" office:value-type="string">
            <text:p>CON-PHD-DR-40 </text:p>
          </table:table-cell>
          <table:table-cell table:number-columns-repeated="1020"/>
        </table:table-row>
        <table:table-row table:style-name="ro1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6" office:value-type="string">
            <text:p>CON-PHD-D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6" office:value-type="string">
            <text:p>LED-3MM-RD </text:p>
          </table:table-cell>
          <table:table-cell table:number-columns-repeated="1020"/>
        </table:table-row>
        <table:table-row table:style-name="ro1">
          <table:table-cell office:value-type="string">
            <text:p>LK1, TP1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6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TC resettable fuse 1A SMD1206</text:p>
          </table:table-cell>
          <table:table-cell table:style-name="ce20" office:value-type="string">
            <text:p>NON-STOCK</text:p>
          </table:table-cell>
          <table:table-cell table:style-name="ce7"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1,5,6,9,13,17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Res SM 3K3 1206</text:p>
          </table:table-cell>
          <table:table-cell table:style-name="ce17" office:value-type="string">
            <text:p>RES-3K3-SM1206 </text:p>
          </table:table-cell>
          <table:table-cell table:style-name="ce10"/>
          <table:table-cell table:style-name="ce10" office:value-type="string">
            <text:p>Amend value to '3K3'.</text:p>
          </table:table-cell>
          <table:table-cell table:style-name="ce10" table:number-columns-repeated="1018"/>
        </table:table-row>
        <table:table-row table:style-name="ro1">
          <table:table-cell table:style-name="ce11" office:value-type="string">
            <text:p>R11,14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Res SM 680R 1206</text:p>
          </table:table-cell>
          <table:table-cell table:style-name="ce20" office:value-type="string">
            <text:p>NON-STOCK</text:p>
          </table:table-cell>
          <table:table-cell table:style-name="ce11"/>
          <table:table-cell table:style-name="ce11" office:value-type="string">
            <text:p>Rockby Stock No: 27521 Part No: -- Description: 680R 5% SMD Resistor (1206) </text:p>
          </table:table-cell>
          <table:table-cell table:style-name="ce11" table:number-columns-repeated="1018"/>
        </table:table-row>
        <table:table-row table:style-name="ro1">
          <table:table-cell office:value-type="string">
            <text:p>R12,15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6" office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>
            <text:p>R2,3,4,10,16,18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6" office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6" office:value-type="string">
            <text:p>RES-0R-SM1206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16" office:value-type="string">
            <text:p>REL-5V-SPDT-QY23</text:p>
          </table:table-cell>
          <table:table-cell table:number-columns-repeated="1020"/>
        </table:table-row>
        <table:table-row table:style-name="ro1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6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6" office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19" office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U3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MAX4820</text:p>
          </table:table-cell>
          <table:table-cell table:style-name="ce20" office:value-type="string">
            <text:p>NON-STOCK</text:p>
          </table:table-cell>
          <table:table-cell table:style-name="ce11" table:number-columns-repeated="1020"/>
        </table:table-row>
        <table:table-row table:style-name="ro1">
          <table:table-cell table:style-name="ce11" office:value-type="string">
            <text:p>U4</text:p>
          </table:table-cell>
          <table:table-cell table:style-name="ce13" office:value-type="float" office:value="1">
            <text:p>1</text:p>
          </table:table-cell>
          <table:table-cell table:style-name="ce11" office:value-type="string">
            <text:p>IC SM STWD100</text:p>
          </table:table-cell>
          <table:table-cell table:style-name="ce20" office:value-type="string">
            <text:p>NON-STOCK</text:p>
          </table:table-cell>
          <table:table-cell table:style-name="ce11" table:number-columns-repeated="1020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6" office:value-type="string">
            <text:p>IC-ARD-PROMINI-3V3 </text:p>
          </table:table-cell>
          <table:table-cell table:number-columns-repeated="1020"/>
        </table:table-row>
        <table:table-row table:style-name="ro1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6" office:value-type="string">
            <text:p>CON-PHD-SS-40 </text:p>
          </table:table-cell>
          <table:table-cell office:value-type="string">
            <text:p>Use 2 x 12W headers supplied with module</text:p>
          </table:table-cell>
          <table:table-cell table:number-columns-repeated="1019"/>
        </table:table-row>
        <table:table-row table:style-name="ro1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6" office:value-type="string">
            <text:p>CON-PHD-SKT-SS 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/>
          <table:table-cell table:style-name="ce2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/>
          <table:table-cell table:style-name="ce21"/>
          <table:table-cell table:number-columns-repeated="1020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ce21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5">05/10/2022</text:date>, <text:time>12:0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0-05T12:01:51</dc:date>
    <meta:editing-duration>P1DT4H23M55S</meta:editing-duration>
    <meta:editing-cycles>4</meta:editing-cycles>
    <meta:generator>OpenOffice/4.1.4$Win32 OpenOffice.org_project/414m5$Build-9788</meta:generator>
    <meta:document-statistic meta:table-count="2" meta:cell-count="280" meta:object-count="0"/>
  </office:meta>
</office:document-meta>
</file>